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Hello!</text:span></text:p>
      <text:p text:style-name="P1"><text:span text:style-name="T1">Welcome to my demonstration of the Network project in CS50s Web.</text:span></text:p>
      <text:p text:style-name="P1"><text:span text:style-name="T2">New Post</text:span><text:span text:style-name="T3"/></text:p>
      <text:p text:style-name="P1"><text:span text:style-name="T3">Now you see how the site looks like for the casual non-signed in user, here we see all recent posts.. Let's sign in (ArtisticSoul). Now there is a text area where the user can create a new post. Let's write one and then submit it ( I really prefer to use Network over Twitter. Such a calm inspiring interface ). The page reloads and I see the new post on top of the older ones.</text:span></text:p>
      <text:p text:style-name="P1"><text:span text:style-name="T4">All Posts</text:span></text:p>
      <text:p text:style-name="P1"><text:span text:style-name="T5">We are already on the All Posts page, but we otherwise we would get here via the link on the top of the page. For each post we can see the name of the user who wrote it, the post content itself, the time when the post was created, of course shown in the user's local timezone, and the number of likes a post have.</text:span><text:span text:style-name="T6"/></text:p>
      <text:p text:style-name="P1"><text:span text:style-name="T6">Profile Page</text:span></text:p>
      <text:p text:style-name="P1"><text:span text:style-name="T7">Let's go to a Profile Page by clicking a username. I click ???? , the writer of one of the posts. This page shows how many users ????<text:s text:c="2"/>follow, as well as how many users are following ????. We also see all ????'s posts in reverse chronological order. Since our current user is not ????, we can choose to follow or unfollow him with this button. If we look at our own profile this button is not available. Let's sign out, notice that this follow button is not shown on any profile.</text:span><text:span text:style-name="T8"/></text:p>
      <text:p text:style-name="P1"><text:span text:style-name="T8">Following</text:span></text:p>
      <text:p text:style-name="P1"><text:span text:style-name="T9">There are just three links in the navigation bar now. Let's sign in again (ArtisticSoul). Now we have the link called “Following". This view is similar to "All Posts", but we only see posts of users that we have chosen to follow.</text:span><text:span text:style-name="T10"/></text:p>
      <text:p text:style-name="P1"><text:span text:style-name="T10">Pagination</text:span></text:p>
      <text:p text:style-name="P1"><text:span text:style-name="T11">Since there are more than 10 posts we see these buttons for next set of posts, respectively previous. Clicking these takes us to older posts. Since some user might create posts as we are looking at older posts, we have ensured to only show posts that are older than the ones on the later pages. Notice the HTML parameter here.</text:span><text:span text:style-name="T12"/></text:p>
      <text:p text:style-name="P1"><text:span text:style-name="T12">Edit Post</text:span></text:p>
      <text:p text:style-name="P1"><text:span text:style-name="T13">On any Post that the current user has created there is a button called "Edit". When pressing this the post content is replaced by a textarea, where the post can be edited. Saving the post doesn't require a reload of the page. Of course when reloading the edit still remains.</text:span><text:span text:style-name="T14"/></text:p>
      <text:p text:style-name="P1"><text:span text:style-name="T14">“Like” and “Unlike”</text:span></text:p>
      <text:p text:style-name="P1"><text:span text:style-name="T15">Additionally, any post - both the ones created by us or someone else has a button to like the post. Let's try. The server was informed that the button was pressed and interpret this as a like or unlike depending on wheter the user had already liked the post. A refreshed like count is shown without the full page being reloaded.</text:span></text:p>
      <text:p text:style-name="P1"><text:span text:style-name="T15">Hope you enjoyed this presentation!</text:span><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